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6.07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P3" style:family="paragraph" style:parent-style-name="Standard" style:list-style-name="">
      <style:paragraph-properties style:text-autospace="none"/>
      <style:text-properties style:use-window-font-color="true" style:font-name="LucidaGrande" fo:font-size="18pt" style:font-name-asian="LucidaGrande" style:font-size-asian="18pt" style:font-name-complex="LucidaGrande" style:font-size-complex="18pt"/>
    </style:style>
    <style:style style:name="P4" style:family="paragraph" style:parent-style-name="Standard" style:list-style-name="">
      <style:paragraph-properties style:text-autospace="none"/>
      <style:text-properties style:use-window-font-color="true" style:font-name="Georgia" fo:font-size="10pt" style:font-name-asian="Georgia" style:font-size-asian="10pt" style:font-name-complex="Georgia" style:font-size-complex="10pt"/>
    </style:style>
    <style:style style:name="P5" style:family="paragraph" style:parent-style-name="Standard" style:list-style-name="">
      <style:paragraph-properties style:text-autospace="none"/>
      <style:text-properties style:use-window-font-color="true" style:font-name="Georgia" fo:font-size="18pt" style:font-name-asian="Georgia" style:font-size-asian="18pt" style:font-name-complex="Georgia" style:font-size-complex="18pt"/>
    </style:style>
    <style:style style:name="T1" style:family="text">
      <style:text-properties fo:color="#333333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2" style:family="text">
      <style:text-properties fo:color="#333333" style:font-name="LucidaGrande" fo:font-size="9pt" style:font-name-asian="LucidaGrande" style:font-size-asian="9pt" style:font-name-complex="LucidaGrande" style:font-size-complex="9pt"/>
    </style:style>
    <style:style style:name="T3" style:family="text">
      <style:text-properties style:use-window-font-color="true" style:font-name="LucidaGrande" fo:font-size="10pt" style:font-name-asian="LucidaGrande" style:font-size-asian="10pt" style:font-name-complex="LucidaGrande" style:font-size-complex="10pt"/>
    </style:style>
    <style:style style:name="T4" style:family="text">
      <style:text-properties fo:color="#00349b" style:font-name="LucidaGrande" fo:font-size="10pt" fo:font-weight="bold" style:font-name-asian="LucidaGrande" style:font-size-asian="10pt" style:font-weight-asian="bold" style:font-name-complex="LucidaGrande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Ginger Ice Cream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Yield: Makes about 1 quart</text:p>
            <text:p text:style-name="P4"/>
            <text:p text:style-name="P5">4 large egg yolks</text:p>
            <text:p text:style-name="P5">1/2 cup sugar</text:p>
            <text:p text:style-name="P5">1/4 cup coarsely grated peeled fresh gingerroot</text:p>
            <text:p text:style-name="P5">2 tablespoons water</text:p>
            <text:p text:style-name="P5">2 cups half-and-half</text:p>
            <text:p text:style-name="P5">1 cup heavy cream</text:p>
            <text:p text:style-name="P5">1 teaspoon vanilla</text:p>
            <text:p text:style-name="P5">1/2 cup crystallized ginger</text:p>
            <text:p text:style-name="P3"/>
            <text:p text:style-name="P3">In a large bowl lightly whisk yolks. In a 3-quart heavy saucepan cook sugar, fresh gingerroot, and water over moderate heat, stirring occasionally, 5 minutes. Add half-and-half and bring to a simmer. Add hot half-and-half mixture to yolks in a slow stream, whisking, and pour into pan. Cook custard over moderately low heat, stirring constantly, until a thermometer registers 170°F. (Do not let boil.)</text:p>
            <text:p text:style-name="P3">Pour custard through a sieve into cleaned bowl and stir in cream and vanilla. Cool custard. Chill custard, its surface covered with plastic wrap, until cold, at least 3 hours, and up to 1 day.</text:p>
            <text:p text:style-name="P3">Finely chop crystallized ginger. Freeze custard in an ice-cream maker, adding crystallized ginger three fourths of way through freezing process. Transfer ice cream to an airtight container and put in freezer to harden. Ice cream may be made 1 week ahead.</text:p>
          </table:table-cell>
        </table:table-row>
      </table:table>
      <text:p text:style-name="P2"/>
      <text:p text:style-name="P2"/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Grande" svg:font-family="LucidaGrande"/>
    <style:font-face style:name="Georgia" svg:font-family="Georgi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01-18T21:48:16</meta:creation-date>
    <meta:document-statistic meta:table-count="1" meta:image-count="0" meta:object-count="0" meta:page-count="1" meta:paragraph-count="13" meta:word-count="179" meta:character-count="1067"/>
    <dc:date>2012-01-18T21:51:19</dc:date>
    <dc:creator>Robert Houk</dc:creator>
    <meta:editing-duration>PT00H03M05S</meta:editing-duration>
    <meta:editing-cycles>1</meta:editing-cycles>
    <meta:generator>OpenOffice.org/3.2$Unix OpenOffice.org_project/320m18$Build-9502</meta:generator>
  </office:meta>
</office:document-meta>
</file>